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ea0ad" officeooo:paragraph-rsid="003ea0a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d1405" officeooo:paragraph-rsid="004d464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606f89" officeooo:paragraph-rsid="00606f89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d1405" officeooo:paragraph-rsid="004d464d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26edbf" officeooo:paragraph-rsid="004d464d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af678" officeooo:paragraph-rsid="004d464d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645d5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645d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6645d5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61fae4" officeooo:paragraph-rsid="00626e4e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53d874" officeooo:paragraph-rsid="00626e4e" style:font-size-asian="12pt" style:font-weight-asian="bold" style:font-size-complex="12pt" style:font-weight-complex="bold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28da7" officeooo:paragraph-rsid="00626e4e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ef259" officeooo:paragraph-rsid="00626e4e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e2cc4" officeooo:paragraph-rsid="00626e4e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6344bf" officeooo:paragraph-rsid="00626e4e" style:font-size-asian="12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d615f" officeooo:paragraph-rsid="004d464d" style:font-size-asian="12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af678" officeooo:paragraph-rsid="004d464d" style:font-size-asian="12pt" style:font-weight-asian="normal" style:font-size-complex="12pt" style:font-weight-complex="normal"/>
    </style:style>
    <style:style style:name="P18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606f89" officeooo:paragraph-rsid="00620dc3" style:font-size-asian="12pt" style:font-weight-asian="normal" style:font-size-complex="12pt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626b74" officeooo:paragraph-rsid="005e2b63" style:font-size-asian="12pt" style:font-weight-asian="normal" style:font-size-complex="12pt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5aa774" officeooo:paragraph-rsid="005aa774" style:font-size-asian="12pt" style:font-weight-asian="normal" style:font-size-complex="12pt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40dbd" officeooo:paragraph-rsid="00626a4f" style:font-size-asian="12pt" style:font-weight-asian="normal" style:font-size-complex="12pt" style:font-weight-complex="normal"/>
    </style:style>
    <style:style style:name="P22" style:family="paragraph" style:parent-style-name="Standard" style:list-style-name="L4">
      <style:paragraph-properties fo:text-align="start" style:justify-single-word="false"/>
      <style:text-properties style:font-name="DejaVu Sans Condensed" fo:font-size="12pt" officeooo:paragraph-rsid="0053e0b2" style:font-size-asian="12pt" style:font-size-complex="12pt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DejaVu Sans Condensed" officeooo:rsid="00646a39" officeooo:paragraph-rsid="0057326c"/>
    </style:style>
    <style:style style:name="P24" style:family="paragraph" style:parent-style-name="Standard" style:list-style-name="L2">
      <style:paragraph-properties fo:text-align="start" style:justify-single-word="false"/>
      <style:text-properties style:font-name="DejaVu Sans Condensed" officeooo:paragraph-rsid="004d464d"/>
    </style:style>
    <style:style style:name="P25" style:family="paragraph" style:parent-style-name="Standard" style:list-style-name="L3">
      <style:paragraph-properties fo:text-align="start" style:justify-single-word="false"/>
      <style:text-properties style:font-name="DejaVu Sans Condensed" officeooo:paragraph-rsid="004d464d"/>
    </style:style>
    <style:style style:name="P26" style:family="paragraph" style:parent-style-name="Standard" style:list-style-name="L4">
      <style:paragraph-properties fo:text-align="start" style:justify-single-word="false"/>
      <style:text-properties style:font-name="DejaVu Sans Condensed" officeooo:paragraph-rsid="004d464d"/>
    </style:style>
    <style:style style:name="P27" style:family="paragraph" style:parent-style-name="Standard" style:list-style-name="L1">
      <style:paragraph-properties fo:text-align="start" style:justify-single-word="false"/>
      <style:text-properties officeooo:paragraph-rsid="00626e4e"/>
    </style:style>
    <style:style style:name="P28" style:family="paragraph" style:parent-style-name="Standard" style:list-style-name="L5">
      <style:paragraph-properties fo:text-align="start" style:justify-single-word="false"/>
      <style:text-properties officeooo:paragraph-rsid="004d464d"/>
    </style:style>
    <style:style style:name="P29" style:family="paragraph" style:parent-style-name="Standard" style:list-style-name="L6">
      <style:paragraph-properties fo:text-align="start" style:justify-single-word="false"/>
      <style:text-properties officeooo:paragraph-rsid="00620dc3"/>
    </style:style>
    <style:style style:name="P30" style:family="paragraph" style:parent-style-name="Standard" style:list-style-name="L7">
      <style:paragraph-properties fo:text-align="start" style:justify-single-word="false"/>
      <style:text-properties officeooo:paragraph-rsid="004d464d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6344bf" officeooo:paragraph-rsid="00626e4e"/>
    </style:style>
    <style:style style:name="P32" style:family="paragraph" style:parent-style-name="Standard" style:list-style-name="L7">
      <style:paragraph-properties fo:text-align="start" style:justify-single-word="false"/>
      <style:text-properties officeooo:rsid="00672cc6" officeooo:paragraph-rsid="00672cc6"/>
    </style:style>
    <style:style style:name="P33" style:family="paragraph" style:parent-style-name="Table_20_Contents" style:list-style-name="L7">
      <style:paragraph-properties fo:text-align="start" style:justify-single-word="false"/>
      <style:text-properties style:font-name="DejaVu Sans Condensed" fo:font-size="12pt" fo:font-weight="normal" officeooo:rsid="005da254" officeooo:paragraph-rsid="00626a4f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5d1405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4e71d9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53e0b2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53852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28da7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606f89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normal" officeooo:rsid="005be86a" style:font-size-asian="12pt" style:font-weight-asian="normal" style:font-size-complex="12pt" style:font-weight-complex="normal"/>
    </style:style>
    <style:style style:name="T9" style:family="text">
      <style:text-properties style:font-name="DejaVu Sans Condensed" fo:font-size="12pt" fo:font-weight="normal" officeooo:rsid="00620dc3" style:font-size-asian="12pt" style:font-weight-asian="normal" style:font-size-complex="12pt" style:font-weight-complex="normal"/>
    </style:style>
    <style:style style:name="T10" style:family="text">
      <style:text-properties style:font-name="DejaVu Sans Condensed" fo:font-size="12pt" fo:font-weight="normal" officeooo:rsid="00626b74" style:font-size-asian="12pt" style:font-weight-asian="normal" style:font-size-complex="12pt" style:font-weight-complex="normal"/>
    </style:style>
    <style:style style:name="T11" style:family="text">
      <style:text-properties style:font-name="DejaVu Sans Condensed" fo:font-size="12pt" fo:font-weight="normal" officeooo:rsid="006344bf" style:font-size-asian="12pt" style:font-weight-asian="normal" style:font-size-complex="12pt" style:font-weight-complex="normal"/>
    </style:style>
    <style:style style:name="T12" style:family="text">
      <style:text-properties style:font-name="DejaVu Sans Condensed" fo:font-size="12pt" fo:font-weight="normal" officeooo:rsid="005aa774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68fcf9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5a7eba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3395b7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428da7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5c0bd2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5c87d2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5fe222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440dbd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620dc3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5d1405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626b74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4e71d9" style:font-size-asian="12pt" style:font-weight-asian="bold" style:font-size-complex="12pt" style:font-weight-complex="bold"/>
    </style:style>
    <style:style style:name="T29" style:family="text">
      <style:text-properties officeooo:rsid="00428da7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428da7" style:font-weight-asian="bold" style:font-weight-complex="bold"/>
    </style:style>
    <style:style style:name="T32" style:family="text">
      <style:text-properties fo:font-weight="bold" officeooo:rsid="004d0cd5" style:font-weight-asian="bold" style:font-weight-complex="bold"/>
    </style:style>
    <style:style style:name="T33" style:family="text">
      <style:text-properties fo:font-weight="bold" officeooo:rsid="0049d3f6" style:font-weight-asian="bold" style:font-weight-complex="bold"/>
    </style:style>
    <style:style style:name="T34" style:family="text">
      <style:text-properties fo:font-weight="bold" officeooo:rsid="004d615f" style:font-weight-asian="bold" style:font-weight-complex="bold"/>
    </style:style>
    <style:style style:name="T35" style:family="text">
      <style:text-properties fo:font-weight="bold" officeooo:rsid="0053e0b2" style:font-weight-asian="bold" style:font-weight-complex="bold"/>
    </style:style>
    <style:style style:name="T36" style:family="text">
      <style:text-properties fo:font-weight="bold" officeooo:rsid="005aa774" style:font-weight-asian="bold" style:font-weight-complex="bold"/>
    </style:style>
    <style:style style:name="T37" style:family="text">
      <style:text-properties fo:font-weight="bold" officeooo:rsid="00626a4f" style:font-weight-asian="bold" style:font-weight-complex="bold"/>
    </style:style>
    <style:style style:name="T38" style:family="text">
      <style:text-properties fo:font-weight="bold" officeooo:rsid="006344bf" style:font-weight-asian="bold" style:font-weight-complex="bold"/>
    </style:style>
    <style:style style:name="T39" style:family="text">
      <style:text-properties fo:font-weight="normal" officeooo:rsid="00428da7" style:font-weight-asian="normal" style:font-weight-complex="normal"/>
    </style:style>
    <style:style style:name="T40" style:family="text">
      <style:text-properties fo:font-weight="normal" officeooo:rsid="0049d3f6" style:font-weight-asian="normal" style:font-weight-complex="normal"/>
    </style:style>
    <style:style style:name="T41" style:family="text">
      <style:text-properties officeooo:rsid="004e00c6"/>
    </style:style>
    <style:style style:name="T42" style:family="text">
      <style:text-properties officeooo:rsid="004e71d9"/>
    </style:style>
    <style:style style:name="T43" style:family="text">
      <style:text-properties officeooo:rsid="0029ced8"/>
    </style:style>
    <style:style style:name="T44" style:family="text">
      <style:text-properties officeooo:rsid="004fa431"/>
    </style:style>
    <style:style style:name="T45" style:family="text">
      <style:text-properties officeooo:rsid="0053e0b2"/>
    </style:style>
    <style:style style:name="T46" style:family="text">
      <style:text-properties fo:font-size="12pt" fo:font-weight="bold" officeooo:rsid="004d615f" style:font-size-asian="12pt" style:font-weight-asian="bold" style:font-size-complex="12pt" style:font-weight-complex="bold"/>
    </style:style>
    <style:style style:name="T47" style:family="text">
      <style:text-properties fo:font-size="12pt" fo:font-weight="bold" officeooo:rsid="00440dbd" style:font-size-asian="12pt" style:font-weight-asian="bold" style:font-size-complex="12pt" style:font-weight-complex="bold"/>
    </style:style>
    <style:style style:name="T48" style:family="text">
      <style:text-properties fo:font-size="12pt" fo:font-weight="bold" officeooo:rsid="004b6655" style:font-size-asian="12pt" style:font-weight-asian="bold" style:font-size-complex="12pt" style:font-weight-complex="bold"/>
    </style:style>
    <style:style style:name="T49" style:family="text">
      <style:text-properties fo:font-size="12pt" fo:font-weight="bold" officeooo:rsid="00393420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428da7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3ea0ad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626e4e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4e00c6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669065" style:font-size-asian="12pt" style:font-weight-asian="bold" style:font-size-complex="12pt" style:font-weight-complex="bold"/>
    </style:style>
    <style:style style:name="T55" style:family="text">
      <style:text-properties fo:font-size="12pt" fo:font-weight="normal" officeooo:rsid="003ea0ad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3ef259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04d615f" style:font-size-asian="12pt" style:font-weight-asian="normal" style:font-size-complex="12pt" style:font-weight-complex="normal"/>
    </style:style>
    <style:style style:name="T58" style:family="text">
      <style:text-properties fo:font-size="12pt" fo:font-weight="normal" officeooo:rsid="00440dbd" style:font-size-asian="12pt" style:font-weight-asian="normal" style:font-size-complex="12pt" style:font-weight-complex="normal"/>
    </style:style>
    <style:style style:name="T59" style:family="text">
      <style:text-properties fo:font-size="12pt" fo:font-weight="normal" officeooo:rsid="005cbbc3" style:font-size-asian="12pt" style:font-weight-asian="normal" style:font-size-complex="12pt" style:font-weight-complex="normal"/>
    </style:style>
    <style:style style:name="T60" style:family="text">
      <style:text-properties fo:font-size="12pt" fo:font-weight="normal" officeooo:rsid="0029ced8" style:font-size-asian="12pt" style:font-weight-asian="normal" style:font-size-complex="12pt" style:font-weight-complex="normal"/>
    </style:style>
    <style:style style:name="T61" style:family="text">
      <style:text-properties fo:font-size="12pt" fo:font-weight="normal" officeooo:rsid="00393420" style:font-size-asian="12pt" style:font-weight-asian="normal" style:font-size-complex="12pt" style:font-weight-complex="normal"/>
    </style:style>
    <style:style style:name="T62" style:family="text">
      <style:text-properties fo:font-size="12pt" fo:font-weight="normal" officeooo:rsid="004e00c6" style:font-size-asian="12pt" style:font-weight-asian="normal" style:font-size-complex="12pt" style:font-weight-complex="normal"/>
    </style:style>
    <style:style style:name="T63" style:family="text">
      <style:text-properties fo:font-size="12pt" fo:font-weight="normal" officeooo:rsid="00428da7" style:font-size-asian="12pt" style:font-weight-asian="normal" style:font-size-complex="12pt" style:font-weight-complex="normal"/>
    </style:style>
    <style:style style:name="T64" style:family="text">
      <style:text-properties fo:font-size="12pt" fo:font-weight="normal" officeooo:rsid="004b6655" style:font-size-asian="12pt" style:font-weight-asian="normal" style:font-size-complex="12pt" style:font-weight-complex="normal"/>
    </style:style>
    <style:style style:name="T65" style:family="text">
      <style:text-properties fo:font-size="12pt" fo:font-weight="normal" officeooo:rsid="0057326c" style:font-size-asian="12pt" style:font-weight-asian="normal" style:font-size-complex="12pt" style:font-weight-complex="normal"/>
    </style:style>
    <style:style style:name="T66" style:family="text">
      <style:text-properties fo:font-size="12pt" fo:font-weight="normal" officeooo:rsid="00626e4e" style:font-size-asian="12pt" style:font-weight-asian="normal" style:font-size-complex="12pt" style:font-weight-complex="normal"/>
    </style:style>
    <style:style style:name="T67" style:family="text">
      <style:text-properties fo:font-size="12pt" fo:font-weight="normal" officeooo:rsid="00669065" style:font-size-asian="12pt" style:font-weight-asian="normal" style:font-size-complex="12pt" style:font-weight-complex="normal"/>
    </style:style>
    <style:style style:name="T68" style:family="text">
      <style:text-properties officeooo:rsid="0053f5ec"/>
    </style:style>
    <style:style style:name="T69" style:family="text">
      <style:text-properties style:text-line-through-style="solid" style:text-line-through-type="single" style:font-name="DejaVu Sans Condensed" fo:font-size="12pt" fo:font-weight="normal" officeooo:rsid="00553852" style:font-size-asian="12pt" style:font-weight-asian="normal" style:font-size-complex="12pt" style:font-weight-complex="normal"/>
    </style:style>
    <style:style style:name="T70" style:family="text">
      <style:text-properties style:text-line-through-style="solid" style:text-line-through-type="single" style:font-name="DejaVu Sans Condensed" fo:font-size="12pt" fo:font-weight="normal" officeooo:rsid="004e71d9" style:font-size-asian="12pt" style:font-weight-asian="normal" style:font-size-complex="12pt" style:font-weight-complex="normal"/>
    </style:style>
    <style:style style:name="T71" style:family="text">
      <style:text-properties style:text-line-through-style="solid" style:text-line-through-type="single" style:font-name="DejaVu Sans Condensed" fo:font-size="12pt" fo:font-weight="normal" officeooo:rsid="0053e0b2" style:font-size-asian="12pt" style:font-weight-asian="normal" style:font-size-complex="12pt" style:font-weight-complex="normal"/>
    </style:style>
    <style:style style:name="T72" style:family="text">
      <style:text-properties style:text-line-through-style="solid" style:text-line-through-type="single" style:font-name="DejaVu Sans Condensed" fo:font-size="12pt" fo:font-weight="normal" officeooo:rsid="0068fcf9" style:font-size-asian="12pt" style:font-weight-asian="normal" style:font-size-complex="12pt" style:font-weight-complex="normal"/>
    </style:style>
    <style:style style:name="T73" style:family="text">
      <style:text-properties officeooo:rsid="005aa774"/>
    </style:style>
    <style:style style:name="T74" style:family="text">
      <style:text-properties officeooo:rsid="005e2b63"/>
    </style:style>
    <style:style style:name="T75" style:family="text">
      <style:text-properties officeooo:rsid="00620dc3"/>
    </style:style>
    <style:style style:name="T76" style:family="text">
      <style:text-properties officeooo:rsid="00626a4f"/>
    </style:style>
    <style:style style:name="T77" style:family="text">
      <style:text-properties officeooo:rsid="005f9d5e"/>
    </style:style>
    <style:style style:name="T78" style:family="text">
      <style:text-properties officeooo:rsid="006344bf"/>
    </style:style>
    <style:style style:name="T79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7">1<text:span text:style-name="T79">xx</text:span> - Controls</text:p>
          </table:table-cell>
          <table:table-cell table:style-name="Table1.B1" office:value-type="string">
            <text:p text:style-name="P8">2xx - Ground</text:p>
          </table:table-cell>
          <table:table-cell table:style-name="Table1.B1" office:value-type="string">
            <text:p text:style-name="P8">3xx - Flight</text:p>
          </table:table-cell>
          <table:table-cell table:style-name="Table1.B1" office:value-type="string">
            <text:p text:style-name="P8">4xx - A2A</text:p>
          </table:table-cell>
          <table:table-cell table:style-name="Table1.E1" office:value-type="string">
            <text:p text:style-name="P8">5xx - A2G</text:p>
          </table:table-cell>
          <table:table-cell table:style-name="Table1.F1" office:value-type="string">
            <text:p text:style-name="P8">6xx - Misc</text:p>
          </table:table-cell>
        </table:table-row>
      </table:table>
      <text:p text:style-name="P9"><text:span text:style-name="T16">5</text:span><text:span text:style-name="T22">0</text:span><text:span text:style-name="T23">3</text:span><text:span text:style-name="T15"> - </text:span><text:span text:style-name="T17">A/G</text:span><text:span text:style-name="T18"> - </text:span><text:span text:style-name="T19">Bombs</text:span><text:span text:style-name="T23">, KMGU dispensers</text:span></text:p>
      <text:p text:style-name="P1"/>
      <text:p text:style-name="P1">All</text:p>
      <text:list text:style-name="L1">
        <text:list-item>
          <text:p text:style-name="P10">Trigger fires everything</text:p>
        </text:list-item>
        <text:list-item>
          <text:p text:style-name="P12">Press <text:span text:style-name="T30">B4</text:span> to set <text:span text:style-name="T30">A/G Master Mode</text:span></text:p>
        </text:list-item>
        <text:list-item>
          <text:p text:style-name="P27"><text:span text:style-name="T6">Press </text:span><text:span text:style-name="T20">Lower Gray </text:span><text:span text:style-name="T21">Button</text:span><text:span text:style-name="T6"> to </text:span><text:span text:style-name="T20">cycle weapons</text:span></text:p>
        </text:list-item>
        <text:list-item>
          <text:p text:style-name="P27"><text:span text:style-name="T6">Selected weapon is shown in the </text:span><text:span text:style-name="T11">Weapon Status Panel</text:span><text:span text:style-name="T6"> </text:span><text:span text:style-name="T12">(left </text:span><text:span text:style-name="T11">console forward</text:span><text:span text:style-name="T12">) </text:span><text:span text:style-name="T6">with lights and letters:</text:span></text:p>
          <text:list>
            <text:list-item>
              <text:p text:style-name="P31"><text:span text:style-name="T6">S</text:span><text:span text:style-name="T1">elected pylon is indicated with lights.</text:span></text:p>
            </text:list-item>
            <text:list-item>
              <text:p text:style-name="P13"><text:span text:style-name="T30">Б</text:span> <text:span text:style-name="T29">=</text:span> bombs</text:p>
            </text:list-item>
            <text:list-item>
              <text:p text:style-name="P13"><text:span text:style-name="T30">УР</text:span> <text:span text:style-name="T29">=</text:span> missiles</text:p>
            </text:list-item>
            <text:list-item>
              <text:p text:style-name="P13"><text:span text:style-name="T30">НРС</text:span> <text:span text:style-name="T29">= </text:span>rockets</text:p>
            </text:list-item>
            <text:list-item>
              <text:p text:style-name="P13"><text:span text:style-name="T30">ВПУ</text:span> <text:span text:style-name="T29">= gun, remaining rounds shown in the l</text:span>ower right of the panel: <text:span text:style-name="T30">К</text:span> <text:span text:style-name="T29">= </text:span>full, <text:span text:style-name="T29">then </text:span><text:span text:style-name="T30">1/2</text:span>, <text:span text:style-name="T30">1/4</text:span></text:p>
            </text:list-item>
          </text:list>
        </text:list-item>
        <text:list-item>
          <text:p text:style-name="P12">Press <text:span text:style-name="T30">Pinky Switch press</text:span> to toggle <text:span text:style-name="T30">laser on/off</text:span>.</text:p>
        </text:list-item>
        <text:list-item>
          <text:p text:style-name="P12"><text:span text:style-name="T30">Green light</text:span> to <text:span text:style-name="T30">left</text:span> of gunsight glass is <text:span text:style-name="T30">on</text:span> when <text:span text:style-name="T30">laser is on</text:span> <text:span text:style-name="T44">(flashing means laser is cooling down).</text:span></text:p>
        </text:list-item>
        <text:list-item>
          <text:p text:style-name="P12"><text:span text:style-name="T30">Red light</text:span> <text:span text:style-name="T78">to </text:span><text:span text:style-name="T38">left</text:span><text:span text:style-name="T78"> of gunsight glass (</text:span><text:span text:style-name="T68">under the green light</text:span><text:span text:style-name="T78">)</text:span> means you're <text:span text:style-name="T30">too close</text:span> to fire.</text:p>
        </text:list-item>
        <text:list-item>
          <text:p text:style-name="P12"><text:span text:style-name="T30">Orange light</text:span> to <text:span text:style-name="T30">right</text:span> of gunsight glass means <text:span text:style-name="T30">Launch Authorized</text:span>.</text:p>
        </text:list-item>
        <text:list-item>
          <text:p text:style-name="P14"><text:span text:style-name="T30">Range arc</text:span> around pipper shows range to target, near at top and far at bottom.</text:p>
          <text:list>
            <text:list-item>
              <text:p text:style-name="P15">3 o'clock position is 3000 m, longer lines are 1000 m increments, shorter lines are 500 m and 250 m increments.</text:p>
            </text:list-item>
            <text:list-item>
              <text:p text:style-name="P14">Thicker portion is effective range for selected weapon.</text:p>
            </text:list-item>
          </text:list>
        </text:list-item>
        <text:list-item>
          <text:p text:style-name="P14"><text:span text:style-name="T35">Bank indicator</text:span><text:span text:style-name="T45"> is the t</text:span>riangle at the top of the pipper.</text:p>
        </text:list-item>
        <text:list-item>
          <text:p text:style-name="P11">Adjust gunsight glass up/down with Middle Finger Hat up/down.</text:p>
        </text:list-item>
      </text:list>
      <text:p text:style-name="P2"/>
      <text:p text:style-name="P2"><text:span text:style-name="T75">B</text:span>ombs<text:span text:style-name="T75"> and dispensers</text:span></text:p>
      <text:p text:style-name="P4">All</text:p>
      <text:list text:style-name="L2">
        <text:list-item>
          <text:p text:style-name="P23"><text:span text:style-name="T51">Launch permission override</text:span><text:span text:style-name="T55"> ... </text:span><text:span text:style-name="T51">Off</text:span><text:span text:style-name="T55"> </text:span><text:span text:style-name="T67">(toggle with </text:span><text:span text:style-name="T54">Flip-down Trigger press</text:span><text:span text:style-name="T67">) </text:span><text:span text:style-name="T55">(not sure exactly how to tell, but </text:span><text:span text:style-name="T65">orange launch authorization light on right side of HUD glass should not be lit un</text:span><text:span text:style-name="T55">til release parameters are met)</text:span></text:p>
        </text:list-item>
        <text:list-item>
          <text:p text:style-name="P24"><text:span text:style-name="T55">Set </text:span><text:span text:style-name="T56">ripple and interval. <text:s/></text:span><text:span text:style-name="T57">Weapons Control Panel is in the bottom left corner of instrument panel.</text:span></text:p>
        </text:list-item>
      </text:list>
      <text:list text:style-name="L3">
        <text:list-item>
          <text:list>
            <text:list-item>
              <text:p text:style-name="P16">Press <text:span text:style-name="T30">Gray Reset Hat left/right</text:span> to turn <text:span text:style-name="T30">interval knob</text:span> (left side of <text:span text:style-name="T41">W</text:span>eapons <text:span text:style-name="T41">C</text:span>ontrol <text:span text:style-name="T41">P</text:span>anel):</text:p>
              <text:list>
                <text:list-item>
                  <text:p text:style-name="P16"><text:span text:style-name="T30">ЗАЛП</text:span> -- Salvo, release all weapons simultaneously</text:p>
                </text:list-item>
                <text:list-item>
                  <text:p text:style-name="P16"><text:span text:style-name="T30">0.1</text:span> - <text:span text:style-name="T30">0.2</text:span> - <text:span text:style-name="T30">0.3</text:span> - <text:span text:style-name="T30">0.4</text:span> -- Release in intervals of this many seconds</text:p>
                </text:list-item>
                <text:list-item>
                  <text:p text:style-name="P25"><text:span text:style-name="T46">СЕРИЯ КМГУ-МБД</text:span><text:span text:style-name="T57"> -- Special setting for </text:span><text:span text:style-name="T46">KMGU</text:span><text:span text:style-name="T57"> submunitions dispenser and </text:span><text:span text:style-name="T47">MDB-2-67U</text:span><text:span text:style-name="T58"> </text:span><text:span text:style-name="T57">MER, </text:span><text:span text:style-name="T59">opens</text:span><text:span text:style-name="T57"> KMGU </text:span><text:span text:style-name="T59">sequentially </text:span><text:span text:style-name="T57">at 2-second intervals, and </text:span><text:span text:style-name="T59">drops </text:span><text:span text:style-name="T57">MER </text:span><text:span text:style-name="T59">bombs </text:span><text:span text:style-name="T57">at 0.3-second intervals.</text:span></text:p>
                </text:list-item>
              </text:list>
            </text:list-item>
            <text:list-item>
              <text:p text:style-name="P16">Press <text:span text:style-name="T30">Gray Reset Hat press</text:span> to turn <text:span text:style-name="T30">quantity knob</text:span><text:span text:style-name="T41"> (right side of Weapons Control Panel)</text:span>:</text:p>
              <text:list>
                <text:list-item>
                  <text:p text:style-name="P16"><text:span text:style-name="T30">ПО 1</text:span> -- <text:span text:style-name="T41">Single </text:span><text:span text:style-name="T42">(may only work </text:span><text:span text:style-name="T41">for inner 4 pylons </text:span><text:span text:style-name="T42">for some weapons, </text:span><text:span text:style-name="T41">outer pylons </text:span><text:span text:style-name="T42">may drop in pairs to maintain balance</text:span><text:span text:style-name="T41">)</text:span></text:p>
                </text:list-item>
                <text:list-item>
                  <text:p text:style-name="P16"><text:span text:style-name="T30">ПО 2</text:span> -- <text:span text:style-name="T41">Pairs</text:span></text:p>
                </text:list-item>
                <text:list-item>
                  <text:p text:style-name="P16"><text:span text:style-name="T30">ПО 4</text:span> -- <text:span text:style-name="T41">Fours</text:span></text:p>
                </text:list-item>
                <text:list-item>
                  <text:p text:style-name="P16"><text:span text:style-name="T30">ВСЕ</text:span> -- <text:span text:style-name="T41">All</text:span></text:p>
                </text:list-item>
              </text:list>
            </text:list-item>
          </text:list>
        </text:list-item>
      </text:list>
      <text:p text:style-name="P5"><text:span text:style-name="T43">CCIP bombing </text:span><text:span text:style-name="T42">(with automatic CCRP mode)</text:span></text:p>
      <text:list xml:id="list2541959518" text:style-name="L4">
        <text:list-item>
          <text:p text:style-name="P22"><text:span text:style-name="T39">When starting attack run, </text:span><text:span text:style-name="T31">turn on laser</text:span><text:span text:style-name="T39"> </text:span><text:span text:style-name="T40">(</text:span><text:span text:style-name="T33">Pinky Switch press</text:span><text:span text:style-name="T40">)</text:span><text:span text:style-name="T39">.</text:span></text:p>
        </text:list-item>
        <text:list-item>
          <text:p text:style-name="P26"><text:span text:style-name="T60">P</text:span><text:span text:style-name="T61">ut the </text:span><text:span text:style-name="T62">pipper on the target</text:span><text:span text:style-name="T66">. <text:s/>When </text:span><text:span text:style-name="T52">orange Launch Authorized</text:span><text:span text:style-name="T66"> light illuminates, </text:span><text:span text:style-name="T52">press</text:span><text:span text:style-name="T53"> and </text:span><text:span text:style-name="T48">hold</text:span><text:span text:style-name="T49"> </text:span><text:span text:style-name="T50">Trigger</text:span><text:span text:style-name="T63"> </text:span><text:span text:style-name="T64">until bomb drops</text:span><text:span text:style-name="T63">.</text:span></text:p>
        </text:list-item>
      </text:list>
      <text:list text:style-name="L5">
        <text:list-item>
          <text:list>
            <text:list-item>
              <text:p text:style-name="P28"><text:span text:style-name="T3">If </text:span><text:span text:style-name="T5">there's no Launch Authorized light (orange light on the right side of the gunsight glass</text:span><text:span text:style-name="T13">),</text:span><text:span text:style-name="T3"> </text:span><text:span text:style-name="T26">holding </text:span><text:span text:style-name="T28">Trigger</text:span><text:span text:style-name="T3"> will enter CCRP mode. <text:s/></text:span><text:span text:style-name="T4">Range arc will then indicate time until drop, bombs will drop when arc disappears at the top</text:span><text:span text:style-name="T3">.</text:span></text:p>
            </text:list-item>
          </text:list>
        </text:list-item>
      </text:list>
      <text:list xml:id="list225820859731359" text:continue-list="list2541959518" text:style-name="L4">
        <text:list-item>
          <text:p text:style-name="P17"><text:span text:style-name="T32">T</text:span><text:span text:style-name="T31">urn o</text:span><text:span text:style-name="T32">ff</text:span><text:span text:style-name="T31"> laser </text:span><text:span text:style-name="T33">(Pinky Switch press)</text:span><text:span text:style-name="T29">.</text:span></text:p>
        </text:list-item>
      </text:list>
      <text:p text:style-name="P6"/>
      <text:p text:style-name="P3">Special notes for bombs</text:p>
      <text:list text:style-name="L6">
        <text:list-item>
          <text:p text:style-name="P29"><text:span text:style-name="T24">MDB-2-67U </text:span><text:span text:style-name="T25">with</text:span><text:span text:style-name="T24"> 4 </text:span><text:span text:style-name="T25">x </text:span><text:span text:style-name="T24">FAB-100</text:span><text:span text:style-name="T7"> (quad-rack of FAB-100)</text:span></text:p>
          <text:list>
            <text:list-item>
              <text:p text:style-name="P18">All bombs on a selected pylon drop with a very short interval with one trigger press.</text:p>
            </text:list-item>
            <text:list-item>
              <text:p text:style-name="P29"><text:span text:style-name="T8">Stations 2, 3, 8, 9 </text:span><text:span text:style-name="T7">(outer two A/G stations) </text:span><text:span text:style-name="T8">drop in pairs</text:span><text:span text:style-name="T7"> (one pylon on each wing)</text:span><text:span text:style-name="T8"> for balance</text:span><text:span text:style-name="T9">.</text:span></text:p>
            </text:list-item>
            <text:list-item>
              <text:p text:style-name="P29"><text:span text:style-name="T9">S</text:span><text:span text:style-name="T8">tations </text:span><text:span text:style-name="T7">4</text:span><text:span text:style-name="T8">, </text:span><text:span text:style-name="T7">5</text:span><text:span text:style-name="T8">, </text:span><text:span text:style-name="T7">6</text:span><text:span text:style-name="T8">, </text:span><text:span text:style-name="T7">7</text:span><text:span text:style-name="T8"> </text:span><text:span text:style-name="T7">(inner two A/G stations)</text:span><text:span text:style-name="T8"> drop single</text:span><text:span text:style-name="T7">/alternating.</text:span></text:p>
            </text:list-item>
          </text:list>
        </text:list-item>
        <text:list-item>
          <text:p text:style-name="P29"><text:span text:style-name="T26">K</text:span><text:span text:style-name="T27">MGU submunition dispensers</text:span></text:p>
        </text:list-item>
      </text:list>
      <text:list xml:id="list3977182682" text:style-name="L7">
        <text:list-item>
          <text:list>
            <text:list-item>
              <text:p text:style-name="P30"><text:span text:style-name="T10">Level attack, </text:span><text:span text:style-name="T9">drop at </text:span><text:span text:style-name="T27">50-150 m</text:span><text:span text:style-name="T25"> AGL</text:span><text:span text:style-name="T10">.</text:span></text:p>
            </text:list-item>
            <text:list-item>
              <text:p text:style-name="P32"><text:span text:style-name="T10">Y</text:span><text:span text:style-name="T1">ou will probably be in auto-CCRP mode, so </text:span><text:span text:style-name="T14">press and hold Red Button</text:span><text:span text:style-name="T1"> until they drop.</text:span></text:p>
            </text:list-item>
            <text:list-item>
              <text:p text:style-name="P19">Each dispenser covers about 0.23 nmi (425 m)<text:span text:style-name="T74">.</text:span></text:p>
            </text:list-item>
            <text:list-item>
              <text:p text:style-name="P19"><text:span text:style-name="T74">T</text:span>wo dispensers in special sequence timing (<text:span text:style-name="T75">dispenses sequentially instead of simultaneously, </text:span><text:span text:style-name="T34">СЕРИЯ КМГУ-МБД</text:span><text:span text:style-name="T73">, </text:span><text:span text:style-name="T36">Gray Reset Hat left/right</text:span><text:span text:style-name="T73"> to turn interval knob, left side of Weapons Control Panel</text:span>) will cover about 0.46 nmi (850 m)<text:span text:style-name="T74">.</text:span></text:p>
            </text:list-item>
            <text:list-item>
              <text:p text:style-name="P20">Pipper shows beginning of impact area, bomblets will extend from that point forward.</text:p>
            </text:list-item>
          </text:list>
        </text:list-item>
        <text:list-item>
          <text:p text:style-name="P21"><text:span text:style-name="T30">SAB-100</text:span><text:span text:style-name="T37"> illumination bomb</text:span></text:p>
          <text:list>
            <text:list-item>
              <text:p text:style-name="P33"><text:span text:style-name="T77">As it's falling, dispenses </text:span><text:span text:style-name="T76">7x illumination flares</text:span><text:span text:style-name="T77">, ~1/sec</text:span><text:span text:style-name="T76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24T22:58:19.257000000</dc:date>
    <meta:editing-duration>PT14H32M9S</meta:editing-duration>
    <meta:editing-cycles>71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7" meta:word-count="653" meta:character-count="3529" meta:non-whitespace-character-count="2975"/>
  </office:meta>
</office:document-meta>
</file>